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order-top="2pt solid #B0063D" fo:border-bottom="2pt solid #B0063D" fo:border-left="none" fo:border-right="none" style:vertical-align="middle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Komma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" style:family="table-cell" style:parent-style-name="Standard_Tabellen_KfZ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" style:family="table-cell" style:parent-style-name="Standard_Tabellen_KfZ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"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Standard_Tabellen_KfZ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Tabellen_KfZ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Standard_Tabellen_KfZ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Komma" style:data-style-name="N3"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Standard_Tabellen_KfZ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3"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B0063D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1" style:family="table-cell" style:parent-style-name="Default" style:data-style-name="N0">
      <style:table-cell-properties fo:border-top="2pt solid #B0063D" fo:border-bottom="thin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5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9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Standard_Juni01" style:data-style-name="N3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2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3" style:family="table-cell" style:parent-style-name="Standard_Juni01" style:data-style-name="N37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Default" style:data-style-name="N4"/>
    <style:style style:name="co1" style:family="table-column">
      <style:table-column-properties fo:break-before="auto" style:column-width="8.16680555555556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38125cm" style:use-optimal-column-width="true"/>
    </style:style>
    <style:style style:name="ro1" style:family="table-row">
      <style:table-row-properties style:row-height="2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5pt" style:use-optimal-row-height="false" fo:break-before="auto"/>
    </style:style>
    <style:style style:name="ro4" style:family="table-row">
      <style:table-row-properties style:row-height="39.9pt" style:use-optimal-row-height="false" fo:break-before="auto"/>
    </style:style>
    <style:style style:name="ro5" style:family="table-row">
      <style:table-row-properties style:row-height="11.25pt" style:use-optimal-row-height="true" fo:break-before="auto"/>
    </style:style>
    <style:style style:name="ro6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ahrzeuge" table:style-name="ta1">
        <table:table-column table:style-name="co1" table:default-cell-style-name="ce18"/>
        <table:table-column table:style-name="co2" table:number-columns-repeated="2" table:default-cell-style-name="ce18"/>
        <table:table-column table:style-name="co3" table:number-columns-repeated="16381" table:default-cell-style-name="ce18"/>
        <table:table-row table:style-name="ro1">
          <table:table-cell office:value-type="string" table:number-columns-spanned="3" table:number-rows-spanned="1" table:style-name="ce19">
            <text:p>Vorläufiger Kfz-Bestand am 30.06.2024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style-name="ce3">
            <text:p>Fahrzeugart</text:p>
          </table:table-cell>
          <table:table-cell office:value-type="string" table:style-name="ce4">
            <text:p>Juni 2024</text:p>
          </table:table-cell>
          <table:table-cell office:value-type="string" table:style-name="ce5">
            <text:p>Anteil an Kfz in %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Personenkraftwagen Kl. M1</text:p>
          </table:table-cell>
          <table:table-cell office:value-type="float" office:value="5220014" table:style-name="ce8">
            <text:p>5 220 014</text:p>
          </table:table-cell>
          <table:table-cell office:value-type="float" office:value="70.408447480362227" table:style-name="ce9">
            <text:p>70,4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Motorräder Kl. L3e</text:p>
          </table:table-cell>
          <table:table-cell office:value-type="float" office:value="657005" table:style-name="ce8">
            <text:p>657 005</text:p>
          </table:table-cell>
          <table:table-cell office:value-type="float" office:value="8.8617965462995674" table:style-name="ce9">
            <text:p>8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Motorrfahrräder Kl. L1e</text:p>
          </table:table-cell>
          <table:table-cell office:value-type="float" office:value="276761" table:style-name="ce8">
            <text:p>276 761</text:p>
          </table:table-cell>
          <table:table-cell office:value-type="float" office:value="3.7330000136230539" table:style-name="ce9">
            <text:p>3,7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Vierrädrige Kraftfahrzeuge Kl. L7e</text:p>
          </table:table-cell>
          <table:table-cell office:value-type="float" office:value="19307" table:style-name="ce8">
            <text:p>19 307</text:p>
          </table:table-cell>
          <table:table-cell office:value-type="float" office:value="0.26041613978494188" table:style-name="ce9">
            <text:p>0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Motordreiräder Kl. L5e</text:p>
          </table:table-cell>
          <table:table-cell office:value-type="float" office:value="4361" table:style-name="ce8">
            <text:p>4 361</text:p>
          </table:table-cell>
          <table:table-cell office:value-type="float" office:value="5.8821918765325096E-2" table:style-name="ce9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Dreirädrige Kleinkrafträder Kl. L2e</text:p>
          </table:table-cell>
          <table:table-cell office:value-type="float" office:value="2168" table:style-name="ce8">
            <text:p>2 168</text:p>
          </table:table-cell>
          <table:table-cell office:value-type="float" office:value="2.9242357230732586E-2" table:style-name="ce9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Kleinmotorräder Kl. L3e</text:p>
          </table:table-cell>
          <table:table-cell office:value-type="float" office:value="3388" table:style-name="ce8">
            <text:p>3 388</text:p>
          </table:table-cell>
          <table:table-cell office:value-type="float" office:value="4.5697927259096861E-2" table:style-name="ce9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Vierrädrige Leichtkraftfahrzeuge Kl. L6e</text:p>
          </table:table-cell>
          <table:table-cell office:value-type="float" office:value="10374" table:style-name="ce8">
            <text:p>10 374</text:p>
          </table:table-cell>
          <table:table-cell office:value-type="float" office:value="0.13992629792971395" table:style-name="ce9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Omnibusse Kl. M2 und M3</text:p>
          </table:table-cell>
          <table:table-cell office:value-type="float" office:value="10688" table:style-name="ce8">
            <text:p>10 688</text:p>
          </table:table-cell>
          <table:table-cell office:value-type="float" office:value="0.14416158398619458" table:style-name="ce9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Lkw Klasse N1</text:p>
          </table:table-cell>
          <table:table-cell office:value-type="float" office:value="514461" table:style-name="ce8">
            <text:p>514 461</text:p>
          </table:table-cell>
          <table:table-cell office:value-type="float" office:value="6.9391385347232086" table:style-name="ce9">
            <text:p>6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Lkw Klasse N2</text:p>
          </table:table-cell>
          <table:table-cell office:value-type="float" office:value="9382" table:style-name="ce8">
            <text:p>9 382</text:p>
          </table:table-cell>
          <table:table-cell office:value-type="float" office:value="0.12654603115255217" table:style-name="ce9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Lkw Klasse N3</text:p>
          </table:table-cell>
          <table:table-cell office:value-type="float" office:value="45743" table:style-name="ce8">
            <text:p>45 743</text:p>
          </table:table-cell>
          <table:table-cell office:value-type="float" office:value="0.61698945885857959" table:style-name="ce9">
            <text:p>0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Zugmaschinen</text:p>
          </table:table-cell>
          <table:table-cell office:value-type="float" office:value="491900" table:style-name="ce8">
            <text:p>491 900</text:p>
          </table:table-cell>
          <table:table-cell office:value-type="float" office:value="6.634831882747859" table:style-name="ce9">
            <text:p>6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Sattelzugfahrzeuge</text:p>
          </table:table-cell>
          <table:table-cell office:value-type="float" office:value="20414" table:style-name="ce8">
            <text:p>20 414</text:p>
          </table:table-cell>
          <table:table-cell office:value-type="float" office:value="0.27534754635985931" table:style-name="ce9">
            <text:p>0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Motor- und Transportkarren</text:p>
          </table:table-cell>
          <table:table-cell office:value-type="float" office:value="12704" table:style-name="ce8">
            <text:p>12 704</text:p>
          </table:table-cell>
          <table:table-cell office:value-type="float" office:value="0.17135373904945883" table:style-name="ce9">
            <text:p>0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Selbstfahrende Arbeitsmaschinen</text:p>
          </table:table-cell>
          <table:table-cell office:value-type="float" office:value="36081" table:style-name="ce8">
            <text:p>36 081</text:p>
          </table:table-cell>
          <table:table-cell office:value-type="float" office:value="0.48666673950279632" table:style-name="ce9">
            <text:p>0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Erntemaschinen</text:p>
          </table:table-cell>
          <table:table-cell office:value-type="float" office:value="9233" table:style-name="ce8">
            <text:p>9 233</text:p>
          </table:table-cell>
          <table:table-cell office:value-type="float" office:value="0.12453629350154703" table:style-name="ce9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Wohnmobile</text:p>
          </table:table-cell>
          <table:table-cell office:value-type="float" office:value="47929" table:style-name="ce8">
            <text:p>47 929</text:p>
          </table:table-cell>
          <table:table-cell office:value-type="float" office:value="0.64647460318809136" table:style-name="ce9">
            <text:p>0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Sonstige Kraftfahrzeuge<text:s/></text:p>
          </table:table-cell>
          <table:table-cell office:value-type="float" office:value="21990" table:style-name="ce8">
            <text:p>21 990</text:p>
          </table:table-cell>
          <table:table-cell office:value-type="float" office:value="0.29660490567518888" table:style-name="ce9">
            <text:p>0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2">
            <text:p>Kraftfahrzeuge insgesamt</text:p>
          </table:table-cell>
          <table:table-cell office:value-type="float" office:value="7413903" table:style-name="ce13">
            <text:p>7 413 903</text:p>
          </table:table-cell>
          <table:table-cell office:value-type="float" office:value="100.00000000000001" table:style-name="ce14">
            <text:p>100,0</text:p>
          </table:table-cell>
          <table:table-cell table:number-columns-repeated="16381" table:style-name="ce10"/>
        </table:table-row>
        <table:table-row table:style-name="ro4">
          <table:table-cell office:value-type="string" table:number-columns-spanned="3" table:number-rows-spanned="1" table:style-name="ce20">
            <text:p>Q: STATISTIK AUSTRIA, Kfz-Statistik. – Rundungsdifferenzen nicht ausgeglichen.</text:p>
          </table:table-cell>
          <table:covered-table-cell table:number-columns-repeated="2"/>
          <table:table-cell table:number-columns-repeated="16381" table:style-name="ce15"/>
        </table:table-row>
        <table:table-row table:style-name="ro1">
          <table:table-cell office:value-type="string" table:number-columns-spanned="3" table:number-rows-spanned="1" table:style-name="ce19">
            <text:p>Vorläufiger Anhänger-Bestand am 30.06.2024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style-name="ce3">
            <text:p>Fahrzeugart</text:p>
          </table:table-cell>
          <table:table-cell office:value-type="string" table:style-name="ce4">
            <text:p>Juni 2024</text:p>
          </table:table-cell>
          <table:table-cell office:value-type="string" table:style-name="ce5">
            <text:p>Anteil an Anhänger in %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Anhänger Kl. O und R</text:p>
          </table:table-cell>
          <table:table-cell office:value-type="float" office:value="858868" table:style-name="ce8">
            <text:p>858 868</text:p>
          </table:table-cell>
          <table:table-cell office:value-type="float" office:value="93.730649394585924" table:style-name="ce9">
            <text:p>93,7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Gezogene auswechselbare Geräte</text:p>
          </table:table-cell>
          <table:table-cell office:value-type="float" office:value="1310" table:style-name="ce8">
            <text:p>1 310</text:p>
          </table:table-cell>
          <table:table-cell office:value-type="float" office:value="0.14296393707404112" table:style-name="ce9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Wohnanhänger<text:s text:c="19"/></text:p>
          </table:table-cell>
          <table:table-cell office:value-type="float" office:value="42722" table:style-name="ce8">
            <text:p>42 722</text:p>
          </table:table-cell>
          <table:table-cell office:value-type="float" office:value="4.6623704730360194" table:style-name="ce9">
            <text:p>4,7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Anhänger-Arbeitsmaschinen</text:p>
          </table:table-cell>
          <table:table-cell office:value-type="float" office:value="11547" table:style-name="ce8">
            <text:p>11 547</text:p>
          </table:table-cell>
          <table:table-cell office:value-type="float" office:value="1.2601561690030174" table:style-name="ce9">
            <text:p>1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7">
            <text:p>Sonderanhänger</text:p>
          </table:table-cell>
          <table:table-cell office:value-type="float" office:value="1868" table:style-name="ce8">
            <text:p>1 868</text:p>
          </table:table-cell>
          <table:table-cell office:value-type="float" office:value="0.20386002630099911" table:style-name="ce9">
            <text:p>0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2">
            <text:p>Anhänger insgesamt</text:p>
          </table:table-cell>
          <table:table-cell office:value-type="float" office:value="916315" table:style-name="ce16">
            <text:p>916 315</text:p>
          </table:table-cell>
          <table:table-cell office:value-type="float" office:value="100" table:style-name="ce14">
            <text:p>100,0</text:p>
          </table:table-cell>
          <table:table-cell table:number-columns-repeated="16381" table:style-name="ce10"/>
        </table:table-row>
        <table:table-row table:style-name="ro3">
          <table:table-cell office:value-type="string" table:number-columns-spanned="3" table:number-rows-spanned="1" table:style-name="ce21">
            <text:p>Q: STATISTIK AUSTRIA, Kfz-Statistik. – Rundungsdifferenzen nicht ausgeglichen.</text:p>
          </table:table-cell>
          <table:covered-table-cell table:number-columns-repeated="2"/>
          <table:table-cell table:number-columns-repeated="16381" table:style-name="ce15"/>
        </table:table-row>
        <table:table-row table:number-rows-repeated="2" table:style-name="ro3">
          <table:table-cell table:number-columns-repeated="16384" table:style-name="ce10"/>
        </table:table-row>
        <table:table-row table:style-name="ro3">
          <table:table-cell table:number-columns-repeated="16384" table:style-name="ce17"/>
        </table:table-row>
        <table:table-row table:number-rows-repeated="1048541" table:style-name="ro5">
          <table:table-cell table:number-columns-repeated="16384"/>
        </table:table-row>
      </table:table>
      <table:table table:name="Pkw" table:style-name="ta1"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25"/>
        <table:table-column table:style-name="co3" table:default-cell-style-name="ce10"/>
        <table:table-column table:style-name="co4" table:default-cell-style-name="ce10"/>
        <table:table-column table:style-name="co3" table:number-columns-repeated="16378" table:default-cell-style-name="ce10"/>
        <table:table-row table:style-name="ro1">
          <table:table-cell office:value-type="string" table:number-columns-spanned="3" table:number-rows-spanned="1" table:style-name="ce19">
            <text:p>Vorläufiger Pkw-Bestand am 30.06.2024 nach Kraftstoffart bzw. Energiequelle</text:p>
          </table:table-cell>
          <table:covered-table-cell table:number-columns-repeated="2"/>
          <table:table-cell table:style-name="ce22"/>
          <table:table-cell table:number-columns-repeated="16380" table:style-name="ce2"/>
        </table:table-row>
        <table:table-row table:style-name="ro2">
          <table:table-cell office:value-type="string" table:style-name="ce23">
            <text:p>Kraftstoffart bzw. Energiequelle</text:p>
          </table:table-cell>
          <table:table-cell office:value-type="string" table:style-name="ce4">
            <text:p>Juni 2024</text:p>
          </table:table-cell>
          <table:table-cell office:value-type="string" table:style-name="ce24">
            <text:p>Anteil in %</text:p>
          </table:table-cell>
          <table:table-cell table:style-name="ce25"/>
          <table:table-cell table:number-columns-repeated="16380"/>
        </table:table-row>
        <table:table-row table:style-name="ro3">
          <table:table-cell office:value-type="string" table:style-name="ce25">
            <text:p>Benzin inkl. Flex-Fuel</text:p>
          </table:table-cell>
          <table:table-cell office:value-type="float" office:value="2193668" table:style-name="ce26">
            <text:p>2 193 668</text:p>
          </table:table-cell>
          <table:table-cell office:value-type="float" office:value="42.024178479214804" table:style-name="ce27">
            <text:p>42,0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25">
            <text:p>darunter Benzin Flex-Fuel</text:p>
          </table:table-cell>
          <table:table-cell office:value-type="float" office:value="3569" table:style-name="ce26">
            <text:p>3 569</text:p>
          </table:table-cell>
          <table:table-cell office:value-type="float" office:value="0.16269554007260897" table:style-name="ce29">
            <text:p>0,2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25">
            <text:p>Diesel</text:p>
          </table:table-cell>
          <table:table-cell office:value-type="float" office:value="2553657" table:style-name="ce26">
            <text:p>2 553 657</text:p>
          </table:table-cell>
          <table:table-cell office:value-type="float" office:value="48.920500979499288" table:style-name="ce27">
            <text:p>48,9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25">
            <text:p>Elektro</text:p>
          </table:table-cell>
          <table:table-cell office:value-type="float" office:value="177004" table:style-name="ce26">
            <text:p>177 004</text:p>
          </table:table-cell>
          <table:table-cell office:value-type="float" office:value="3.3908721317605663" table:style-name="ce27">
            <text:p>3,4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0">
            <text:p>Flüssiggas</text:p>
          </table:table-cell>
          <table:table-cell office:value-type="float" office:value="1" table:style-name="ce26">
            <text:p>1</text:p>
          </table:table-cell>
          <table:table-cell office:value-type="float" office:value="1.9157036743579614E-5" table:style-name="ce27">
            <text:p>0,0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0">
            <text:p>Erdgas</text:p>
          </table:table-cell>
          <table:table-cell office:value-type="float" office:value="2260" table:style-name="ce26">
            <text:p>2 260</text:p>
          </table:table-cell>
          <table:table-cell office:value-type="float" office:value="4.3294903040489927E-2" table:style-name="ce27">
            <text:p>0,0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0">
            <text:p>Benzin/Flüssiggas (bivalent)</text:p>
          </table:table-cell>
          <table:table-cell office:value-type="float" office:value="310" table:style-name="ce26">
            <text:p>310</text:p>
          </table:table-cell>
          <table:table-cell office:value-type="float" office:value="5.9386813905096805E-3" table:style-name="ce27">
            <text:p>0,0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0">
            <text:p>Benzin/Erdgas (bivalent)</text:p>
          </table:table-cell>
          <table:table-cell office:value-type="float" office:value="2336" table:style-name="ce26">
            <text:p>2 336</text:p>
          </table:table-cell>
          <table:table-cell office:value-type="float" office:value="4.4750837833001982E-2" table:style-name="ce27">
            <text:p>0,0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0">
            <text:p>Benzin/Elektro (hybrid)</text:p>
          </table:table-cell>
          <table:table-cell office:value-type="float" office:value="226072" table:style-name="ce26">
            <text:p>226 072</text:p>
          </table:table-cell>
          <table:table-cell office:value-type="float" office:value="4.3308696106945304" table:style-name="ce27">
            <text:p>4,3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0">
            <text:p>Diesel/Elektro (hybrid)</text:p>
          </table:table-cell>
          <table:table-cell office:value-type="float" office:value="64642" table:style-name="ce26">
            <text:p>64 642</text:p>
          </table:table-cell>
          <table:table-cell office:value-type="float" office:value="1.2383491691784734" table:style-name="ce27">
            <text:p>1,2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0">
            <text:p>Wasserstoff (Brennstoffzelle)</text:p>
          </table:table-cell>
          <table:table-cell office:value-type="float" office:value="64" table:style-name="ce26">
            <text:p>64</text:p>
          </table:table-cell>
          <table:table-cell office:value-type="float" office:value="1.2260503515890953E-3" table:style-name="ce27">
            <text:p>0,0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1">
            <text:p>Pkw insgesamt</text:p>
          </table:table-cell>
          <table:table-cell office:value-type="float" office:value="5220014" table:style-name="ce32">
            <text:p>5 220 014</text:p>
          </table:table-cell>
          <table:table-cell office:value-type="float" office:value="99.999999999999986" table:style-name="ce33">
            <text:p>100,0</text:p>
          </table:table-cell>
          <table:table-cell table:style-name="ce25"/>
          <table:table-cell table:number-columns-repeated="16380"/>
        </table:table-row>
        <table:table-row table:style-name="ro4">
          <table:table-cell office:value-type="string" table:number-columns-spanned="3" table:number-rows-spanned="1" table:style-name="ce20">
            <text:p>Q: STATISTIK AUSTRIA, Kfz-Statistik. – Rundungsdifferenzen nicht ausgeglichen.<text:s/></text:p>
          </table:table-cell>
          <table:covered-table-cell table:number-columns-repeated="2"/>
          <table:table-cell table:style-name="ce34"/>
          <table:table-cell table:number-columns-repeated="16380" table:style-name="ce15"/>
        </table:table-row>
        <table:table-row table:style-name="ro1">
          <table:table-cell office:value-type="string" table:number-columns-spanned="3" table:number-rows-spanned="1" table:style-name="ce19">
            <text:p>Vorläufiger Pkw-Bestand am 30.06.2024 nach Marke</text:p>
          </table:table-cell>
          <table:covered-table-cell table:number-columns-repeated="2"/>
          <table:table-cell table:style-name="ce22"/>
          <table:table-cell table:number-columns-repeated="16380" table:style-name="ce2"/>
        </table:table-row>
        <table:table-row table:style-name="ro2">
          <table:table-cell office:value-type="string" table:style-name="ce23">
            <text:p>Marke</text:p>
          </table:table-cell>
          <table:table-cell office:value-type="string" table:style-name="ce4">
            <text:p>Juni 2024</text:p>
          </table:table-cell>
          <table:table-cell office:value-type="string" table:style-name="ce24">
            <text:p>Anteil in %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5">
            <text:p>Achleitner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5">
            <text:p>Adler</text:p>
          </table:table-cell>
          <table:table-cell office:value-type="float" office:value="24" table:style-name="ce26">
            <text:p>24</text:p>
          </table:table-cell>
          <table:table-cell office:value-type="float" office:value="4.6097527386252909E-4" table:style-name="ce29">
            <text:p>0,0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5">
            <text:p>Aero</text:p>
          </table:table-cell>
          <table:table-cell office:value-type="float" office:value="23" table:style-name="ce26">
            <text:p>23</text:p>
          </table:table-cell>
          <table:table-cell office:value-type="float" office:value="4.4176797078492372E-4" table:style-name="ce29">
            <text:p>0,0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5">
            <text:p>Alfa-Romeo</text:p>
          </table:table-cell>
          <table:table-cell office:value-type="float" office:value="28871" table:style-name="ce26">
            <text:p>28 871</text:p>
          </table:table-cell>
          <table:table-cell office:value-type="float" office:value="0.55399624266737191" table:style-name="ce29">
            <text:p>0,6</text:p>
          </table:table-cell>
          <table:table-cell table:style-name="ce28"/>
          <table:table-cell table:number-columns-repeated="16380"/>
        </table:table-row>
        <table:table-row table:style-name="ro3">
          <table:table-cell office:value-type="string" table:style-name="ce35">
            <text:p>Allard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8"/>
          <table:table-cell table:number-columns-repeated="16380" table:style-name="ce1"/>
        </table:table-row>
        <table:table-row table:style-name="ro3">
          <table:table-cell office:value-type="string" table:style-name="ce35">
            <text:p>Alpine</text:p>
          </table:table-cell>
          <table:table-cell office:value-type="float" office:value="280" table:style-name="ce26">
            <text:p>280</text:p>
          </table:table-cell>
          <table:table-cell office:value-type="float" office:value="5.3396302555742958E-3" table:style-name="ce29">
            <text:p>0,0</text:p>
          </table:table-cell>
          <table:table-cell table:style-name="ce28"/>
          <table:table-cell table:number-columns-repeated="16380" table:style-name="ce1"/>
        </table:table-row>
        <table:table-row table:style-name="ro3">
          <table:table-cell office:value-type="string" table:style-name="ce35">
            <text:p>AMC</text:p>
          </table:table-cell>
          <table:table-cell office:value-type="float" office:value="47" table:style-name="ce26">
            <text:p>47</text:p>
          </table:table-cell>
          <table:table-cell office:value-type="float" office:value="9.0274324464745281E-4" table:style-name="ce29">
            <text:p>0,0</text:p>
          </table:table-cell>
          <table:table-cell table:style-name="ce28"/>
          <table:table-cell table:number-columns-repeated="16380" table:style-name="ce1"/>
        </table:table-row>
        <table:table-row table:style-name="ro3">
          <table:table-cell office:value-type="string" table:style-name="ce35">
            <text:p>Ariel</text:p>
          </table:table-cell>
          <table:table-cell office:value-type="float" office:value="5" table:style-name="ce26">
            <text:p>5</text:p>
          </table:table-cell>
          <table:table-cell office:value-type="float" office:value="9.6036515388026893E-5" table:style-name="ce29">
            <text:p>0,0</text:p>
          </table:table-cell>
          <table:table-cell table:style-name="ce28"/>
          <table:table-cell table:number-columns-repeated="16380" table:style-name="ce1"/>
        </table:table-row>
        <table:table-row table:style-name="ro3">
          <table:table-cell office:value-type="string" table:style-name="ce35">
            <text:p>Aston Martin</text:p>
          </table:table-cell>
          <table:table-cell office:value-type="float" office:value="625" table:style-name="ce26">
            <text:p>625</text:p>
          </table:table-cell>
          <table:table-cell office:value-type="float" office:value="1.1908527908115335E-2" table:style-name="ce29">
            <text:p>0,0</text:p>
          </table:table-cell>
          <table:table-cell table:style-name="ce28"/>
          <table:table-cell table:number-columns-repeated="16380" table:style-name="ce1"/>
        </table:table-row>
        <table:table-row table:style-name="ro3">
          <table:table-cell office:value-type="string" table:style-name="ce35">
            <text:p>Audi</text:p>
          </table:table-cell>
          <table:table-cell office:value-type="float" office:value="395277" table:style-name="ce26">
            <text:p>395 277</text:p>
          </table:table-cell>
          <table:table-cell office:value-type="float" office:value="7.5743807613506036" table:style-name="ce29">
            <text:p>7,6</text:p>
          </table:table-cell>
          <table:table-cell table:style-name="ce28"/>
          <table:table-cell table:number-columns-repeated="16380" table:style-name="ce1"/>
        </table:table-row>
        <table:table-row table:style-name="ro3">
          <table:table-cell office:value-type="string" table:style-name="ce35">
            <text:p>Austin</text:p>
          </table:table-cell>
          <table:table-cell office:value-type="float" office:value="1412" table:style-name="ce26">
            <text:p>1 412</text:p>
          </table:table-cell>
          <table:table-cell office:value-type="float" office:value="2.7005468127113165E-2" table:style-name="ce29">
            <text:p>0,0</text:p>
          </table:table-cell>
          <table:table-cell table:style-name="ce28"/>
          <table:table-cell table:number-columns-repeated="16380" table:style-name="ce1"/>
        </table:table-row>
        <table:table-row table:style-name="ro3">
          <table:table-cell office:value-type="string" table:style-name="ce35">
            <text:p>Auto Dacia</text:p>
          </table:table-cell>
          <table:table-cell office:value-type="float" office:value="11" table:style-name="ce26">
            <text:p>11</text:p>
          </table:table-cell>
          <table:table-cell office:value-type="float" office:value="2.1128033385365918E-4" table:style-name="ce29">
            <text:p>0,0</text:p>
          </table:table-cell>
          <table:table-cell table:style-name="ce28"/>
          <table:table-cell table:number-columns-repeated="16380" table:style-name="ce1"/>
        </table:table-row>
        <table:table-row table:style-name="ro3">
          <table:table-cell office:value-type="string" table:style-name="ce35">
            <text:p>AU DKW</text:p>
          </table:table-cell>
          <table:table-cell office:value-type="float" office:value="396" table:style-name="ce26">
            <text:p>396</text:p>
          </table:table-cell>
          <table:table-cell office:value-type="float" office:value="7.5868847156541248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AWE</text:p>
          </table:table-cell>
          <table:table-cell office:value-type="float" office:value="17" table:style-name="ce26">
            <text:p>17</text:p>
          </table:table-cell>
          <table:table-cell office:value-type="float" office:value="3.2652415231929148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AWZ</text:p>
          </table:table-cell>
          <table:table-cell office:value-type="float" office:value="333" table:style-name="ce26">
            <text:p>333</text:p>
          </table:table-cell>
          <table:table-cell office:value-type="float" office:value="6.2807881063769591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Baic</text:p>
          </table:table-cell>
          <table:table-cell office:value-type="float" office:value="20" table:style-name="ce26">
            <text:p>20</text:p>
          </table:table-cell>
          <table:table-cell office:value-type="float" office:value="3.6493875847450221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Bedford</text:p>
          </table:table-cell>
          <table:table-cell office:value-type="float" office:value="16" table:style-name="ce26">
            <text:p>16</text:p>
          </table:table-cell>
          <table:table-cell office:value-type="float" office:value="3.0731684924168606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Bentley</text:p>
          </table:table-cell>
          <table:table-cell office:value-type="float" office:value="743" table:style-name="ce26">
            <text:p>743</text:p>
          </table:table-cell>
          <table:table-cell office:value-type="float" office:value="1.4117367762039954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Bianchi</text:p>
          </table:table-cell>
          <table:table-cell office:value-type="float" office:value="121" table:style-name="ce26">
            <text:p>121</text:p>
          </table:table-cell>
          <table:table-cell office:value-type="float" office:value="2.3048763693126455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BMW</text:p>
          </table:table-cell>
          <table:table-cell office:value-type="float" office:value="357511" table:style-name="ce26">
            <text:p>357 511</text:p>
          </table:table-cell>
          <table:table-cell office:value-type="float" office:value="6.8376270298998163" table:style-name="ce29">
            <text:p>6,8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BMW-Isetta</text:p>
          </table:table-cell>
          <table:table-cell office:value-type="float" office:value="56" table:style-name="ce26">
            <text:p>56</text:p>
          </table:table-cell>
          <table:table-cell office:value-type="float" office:value="1.0756089723459013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Borgward</text:p>
          </table:table-cell>
          <table:table-cell office:value-type="float" office:value="95" table:style-name="ce26">
            <text:p>95</text:p>
          </table:table-cell>
          <table:table-cell office:value-type="float" office:value="1.824693792372511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British Leyland</text:p>
          </table:table-cell>
          <table:table-cell office:value-type="float" office:value="909" table:style-name="ce26">
            <text:p>909</text:p>
          </table:table-cell>
          <table:table-cell office:value-type="float" office:value="1.7440231194465684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Bugatti</text:p>
          </table:table-cell>
          <table:table-cell office:value-type="float" office:value="24" table:style-name="ce26">
            <text:p>24</text:p>
          </table:table-cell>
          <table:table-cell office:value-type="float" office:value="4.6097527386252909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Buick</text:p>
          </table:table-cell>
          <table:table-cell office:value-type="float" office:value="370" table:style-name="ce26">
            <text:p>370</text:p>
          </table:table-cell>
          <table:table-cell office:value-type="float" office:value="7.0298729264035688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BYD</text:p>
          </table:table-cell>
          <table:table-cell office:value-type="float" office:value="2718" table:style-name="ce26">
            <text:p>2 718</text:p>
          </table:table-cell>
          <table:table-cell office:value-type="float" office:value="4.2044786436878173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Cadillac</text:p>
          </table:table-cell>
          <table:table-cell office:value-type="float" office:value="1096" table:style-name="ce26">
            <text:p>1 096</text:p>
          </table:table-cell>
          <table:table-cell office:value-type="float" office:value="2.1070411476133102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Caterham Cars</text:p>
          </table:table-cell>
          <table:table-cell office:value-type="float" office:value="127" table:style-name="ce26">
            <text:p>127</text:p>
          </table:table-cell>
          <table:table-cell office:value-type="float" office:value="2.4201201877782777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Chevrolet</text:p>
          </table:table-cell>
          <table:table-cell office:value-type="float" office:value="18993" table:style-name="ce26">
            <text:p>18 993</text:p>
          </table:table-cell>
          <table:table-cell office:value-type="float" office:value="0.36680186687302996" table:style-name="ce29">
            <text:p>0,4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Chrysler-Sunbeam</text:p>
          </table:table-cell>
          <table:table-cell office:value-type="float" office:value="152" table:style-name="ce26">
            <text:p>152</text:p>
          </table:table-cell>
          <table:table-cell office:value-type="float" office:value="2.9003027647184123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Chrysler</text:p>
          </table:table-cell>
          <table:table-cell office:value-type="float" office:value="6885" table:style-name="ce26">
            <text:p>6 885</text:p>
          </table:table-cell>
          <table:table-cell office:value-type="float" office:value="0.13245356202316669" table:style-name="ce29">
            <text:p>0,1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Chrysler-Simca</text:p>
          </table:table-cell>
          <table:table-cell office:value-type="float" office:value="189" table:style-name="ce26">
            <text:p>189</text:p>
          </table:table-cell>
          <table:table-cell office:value-type="float" office:value="3.6878021909002327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Citroen</text:p>
          </table:table-cell>
          <table:table-cell office:value-type="float" office:value="109379" table:style-name="ce26">
            <text:p>109 379</text:p>
          </table:table-cell>
          <table:table-cell office:value-type="float" office:value="2.0989932876237933" table:style-name="ce29">
            <text:p>2,1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Commer</text:p>
          </table:table-cell>
          <table:table-cell office:value-type="float" office:value="3" table:style-name="ce26">
            <text:p>3</text:p>
          </table:table-cell>
          <table:table-cell office:value-type="float" office:value="5.7621909232816136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Cupra</text:p>
          </table:table-cell>
          <table:table-cell office:value-type="float" office:value="16437" table:style-name="ce26">
            <text:p>16 437</text:p>
          </table:table-cell>
          <table:table-cell office:value-type="float" office:value="0.29640710109360624" table:style-name="ce29">
            <text:p>0,3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Dacia</text:p>
          </table:table-cell>
          <table:table-cell office:value-type="float" office:value="101611" table:style-name="ce26">
            <text:p>101 611</text:p>
          </table:table-cell>
          <table:table-cell office:value-type="float" office:value="1.9384586485011677" table:style-name="ce29">
            <text:p>1,9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DAF</text:p>
          </table:table-cell>
          <table:table-cell office:value-type="float" office:value="40" table:style-name="ce26">
            <text:p>40</text:p>
          </table:table-cell>
          <table:table-cell office:value-type="float" office:value="7.6829212310421514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Daihatsu</text:p>
          </table:table-cell>
          <table:table-cell office:value-type="float" office:value="3845" table:style-name="ce26">
            <text:p>3 845</text:p>
          </table:table-cell>
          <table:table-cell office:value-type="float" office:value="7.4466714031876061E-2" table:style-name="ce29">
            <text:p>0,1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Daimler</text:p>
          </table:table-cell>
          <table:table-cell office:value-type="float" office:value="73" table:style-name="ce26">
            <text:p>73</text:p>
          </table:table-cell>
          <table:table-cell office:value-type="float" office:value="1.4021331246651927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Dallara</text:p>
          </table:table-cell>
          <table:table-cell office:value-type="float" office:value="3" table:style-name="ce26">
            <text:p>3</text:p>
          </table:table-cell>
          <table:table-cell office:value-type="float" office:value="5.7621909232816136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De Tomaso</text:p>
          </table:table-cell>
          <table:table-cell office:value-type="float" office:value="37" table:style-name="ce26">
            <text:p>37</text:p>
          </table:table-cell>
          <table:table-cell office:value-type="float" office:value="7.1067021387139905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DFSK</text:p>
          </table:table-cell>
          <table:table-cell office:value-type="float" office:value="20" table:style-name="ce26">
            <text:p>20</text:p>
          </table:table-cell>
          <table:table-cell office:value-type="float" office:value="3.8414606155210757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Dodge</text:p>
          </table:table-cell>
          <table:table-cell office:value-type="float" office:value="1593" table:style-name="ce26">
            <text:p>1 593</text:p>
          </table:table-cell>
          <table:table-cell office:value-type="float" office:value="3.0846928742634238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Donkervoort</text:p>
          </table:table-cell>
          <table:table-cell office:value-type="float" office:value="2" table:style-name="ce26">
            <text:p>2</text:p>
          </table:table-cell>
          <table:table-cell office:value-type="float" office:value="3.8414606155210757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DS</text:p>
          </table:table-cell>
          <table:table-cell office:value-type="float" office:value="4017" table:style-name="ce26">
            <text:p>4 017</text:p>
          </table:table-cell>
          <table:table-cell office:value-type="float" office:value="7.6810005007343918E-2" table:style-name="ce29">
            <text:p>0,1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Ferrari</text:p>
          </table:table-cell>
          <table:table-cell office:value-type="float" office:value="2140" table:style-name="ce26">
            <text:p>2 140</text:p>
          </table:table-cell>
          <table:table-cell office:value-type="float" office:value="4.081551903991143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Fiat-Seat</text:p>
          </table:table-cell>
          <table:table-cell office:value-type="float" office:value="198" table:style-name="ce26">
            <text:p>198</text:p>
          </table:table-cell>
          <table:table-cell office:value-type="float" office:value="3.7646314032106542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Fiat</text:p>
          </table:table-cell>
          <table:table-cell office:value-type="float" office:value="142516" table:style-name="ce26">
            <text:p>142 516</text:p>
          </table:table-cell>
          <table:table-cell office:value-type="float" office:value="2.7327766672755383" table:style-name="ce29">
            <text:p>2,7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Fisker</text:p>
          </table:table-cell>
          <table:table-cell office:value-type="float" office:value="371" table:style-name="ce26">
            <text:p>371</text:p>
          </table:table-cell>
          <table:table-cell office:value-type="float" office:value="7.0490802294811746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FN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Ford</text:p>
          </table:table-cell>
          <table:table-cell office:value-type="float" office:value="289636" table:style-name="ce26">
            <text:p>289 636</text:p>
          </table:table-cell>
          <table:table-cell office:value-type="float" office:value="5.5676977723177821" table:style-name="ce29">
            <text:p>5,6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Forthing</text:p>
          </table:table-cell>
          <table:table-cell office:value-type="float" office:value="13" table:style-name="ce26">
            <text:p>13</text:p>
          </table:table-cell>
          <table:table-cell office:value-type="float" office:value="2.1128033385365918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Glas Hans</text:p>
          </table:table-cell>
          <table:table-cell office:value-type="float" office:value="88" table:style-name="ce26">
            <text:p>88</text:p>
          </table:table-cell>
          <table:table-cell office:value-type="float" office:value="1.6902426708292734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GMC</text:p>
          </table:table-cell>
          <table:table-cell office:value-type="float" office:value="45" table:style-name="ce26">
            <text:p>45</text:p>
          </table:table-cell>
          <table:table-cell office:value-type="float" office:value="8.6432863849224208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Goliath</text:p>
          </table:table-cell>
          <table:table-cell office:value-type="float" office:value="4" table:style-name="ce26">
            <text:p>4</text:p>
          </table:table-cell>
          <table:table-cell office:value-type="float" office:value="7.6829212310421514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Gorki WKE</text:p>
          </table:table-cell>
          <table:table-cell office:value-type="float" office:value="104" table:style-name="ce26">
            <text:p>104</text:p>
          </table:table-cell>
          <table:table-cell office:value-type="float" office:value="1.9975595200709593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Gräf &amp; Stift</text:p>
          </table:table-cell>
          <table:table-cell office:value-type="float" office:value="5" table:style-name="ce26">
            <text:p>5</text:p>
          </table:table-cell>
          <table:table-cell office:value-type="float" office:value="9.6036515388026893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Gutbrod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Hanomag-Henschel</text:p>
          </table:table-cell>
          <table:table-cell office:value-type="float" office:value="26" table:style-name="ce26">
            <text:p>26</text:p>
          </table:table-cell>
          <table:table-cell office:value-type="float" office:value="4.9938988001773982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Hillman</text:p>
          </table:table-cell>
          <table:table-cell office:value-type="float" office:value="27" table:style-name="ce26">
            <text:p>27</text:p>
          </table:table-cell>
          <table:table-cell office:value-type="float" office:value="5.1859718309534529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Honda</text:p>
          </table:table-cell>
          <table:table-cell office:value-type="float" office:value="36422" table:style-name="ce26">
            <text:p>36 422</text:p>
          </table:table-cell>
          <table:table-cell office:value-type="float" office:value="0.70135467187876044" table:style-name="ce29">
            <text:p>0,7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Hong Qi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Horch</text:p>
          </table:table-cell>
          <table:table-cell office:value-type="float" office:value="12" table:style-name="ce26">
            <text:p>12</text:p>
          </table:table-cell>
          <table:table-cell office:value-type="float" office:value="2.3048763693126454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Hotchkiss</text:p>
          </table:table-cell>
          <table:table-cell office:value-type="float" office:value="3" table:style-name="ce26">
            <text:p>3</text:p>
          </table:table-cell>
          <table:table-cell office:value-type="float" office:value="5.7621909232816136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Humber</text:p>
          </table:table-cell>
          <table:table-cell office:value-type="float" office:value="12" table:style-name="ce26">
            <text:p>12</text:p>
          </table:table-cell>
          <table:table-cell office:value-type="float" office:value="2.1128033385365918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Hummer</text:p>
          </table:table-cell>
          <table:table-cell office:value-type="float" office:value="217" table:style-name="ce26">
            <text:p>217</text:p>
          </table:table-cell>
          <table:table-cell office:value-type="float" office:value="4.1871920709179731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Hyundai</text:p>
          </table:table-cell>
          <table:table-cell office:value-type="float" office:value="157990" table:style-name="ce26">
            <text:p>157 990</text:p>
          </table:table-cell>
          <table:table-cell office:value-type="float" office:value="3.0221923100488959" table:style-name="ce29">
            <text:p>3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IFA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IHC</text:p>
          </table:table-cell>
          <table:table-cell office:value-type="float" office:value="15" table:style-name="ce26">
            <text:p>15</text:p>
          </table:table-cell>
          <table:table-cell office:value-type="float" office:value="2.8810954616408069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Ineos</text:p>
          </table:table-cell>
          <table:table-cell office:value-type="float" office:value="55" table:style-name="ce26">
            <text:p>55</text:p>
          </table:table-cell>
          <table:table-cell office:value-type="float" office:value="1.0371943661906906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Infiniti</text:p>
          </table:table-cell>
          <table:table-cell office:value-type="float" office:value="310" table:style-name="ce26">
            <text:p>310</text:p>
          </table:table-cell>
          <table:table-cell office:value-type="float" office:value="5.9542639540576675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Innocenti</text:p>
          </table:table-cell>
          <table:table-cell office:value-type="float" office:value="51" table:style-name="ce26">
            <text:p>51</text:p>
          </table:table-cell>
          <table:table-cell office:value-type="float" office:value="9.6036515388026901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ISO WKE</text:p>
          </table:table-cell>
          <table:table-cell office:value-type="float" office:value="7" table:style-name="ce26">
            <text:p>7</text:p>
          </table:table-cell>
          <table:table-cell office:value-type="float" office:value="1.3445112154323766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Isuzu</text:p>
          </table:table-cell>
          <table:table-cell office:value-type="float" office:value="30" table:style-name="ce26">
            <text:p>30</text:p>
          </table:table-cell>
          <table:table-cell office:value-type="float" office:value="5.9542639540576675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Iveco</text:p>
          </table:table-cell>
          <table:table-cell office:value-type="float" office:value="36" table:style-name="ce26">
            <text:p>36</text:p>
          </table:table-cell>
          <table:table-cell office:value-type="float" office:value="6.9146291079379368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JAC</text:p>
          </table:table-cell>
          <table:table-cell office:value-type="float" office:value="76" table:style-name="ce26">
            <text:p>76</text:p>
          </table:table-cell>
          <table:table-cell office:value-type="float" office:value="1.4597550338980088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Jaguar</text:p>
          </table:table-cell>
          <table:table-cell office:value-type="float" office:value="13788" table:style-name="ce26">
            <text:p>13 788</text:p>
          </table:table-cell>
          <table:table-cell office:value-type="float" office:value="0.26473425831863495" table:style-name="ce29">
            <text:p>0,3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Jeep</text:p>
          </table:table-cell>
          <table:table-cell office:value-type="float" office:value="31337" table:style-name="ce26">
            <text:p>31 337</text:p>
          </table:table-cell>
          <table:table-cell office:value-type="float" office:value="0.60049712341825456" table:style-name="ce29">
            <text:p>0,6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Jensen</text:p>
          </table:table-cell>
          <table:table-cell office:value-type="float" office:value="28" table:style-name="ce26">
            <text:p>28</text:p>
          </table:table-cell>
          <table:table-cell office:value-type="float" office:value="4.9938988001773982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Kia</text:p>
          </table:table-cell>
          <table:table-cell office:value-type="float" office:value="118881" table:style-name="ce26">
            <text:p>118 881</text:p>
          </table:table-cell>
          <table:table-cell office:value-type="float" office:value="2.2777172427609114" table:style-name="ce29">
            <text:p>2,3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Kirchner</text:p>
          </table:table-cell>
          <table:table-cell office:value-type="float" office:value="7" table:style-name="ce26">
            <text:p>7</text:p>
          </table:table-cell>
          <table:table-cell office:value-type="float" office:value="1.3445112154323766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Kleinschnittger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KTM</text:p>
          </table:table-cell>
          <table:table-cell office:value-type="float" office:value="128" table:style-name="ce26">
            <text:p>128</text:p>
          </table:table-cell>
          <table:table-cell office:value-type="float" office:value="2.4393274908558831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Kutsenits</text:p>
          </table:table-cell>
          <table:table-cell office:value-type="float" office:value="10" table:style-name="ce26">
            <text:p>10</text:p>
          </table:table-cell>
          <table:table-cell office:value-type="float" office:value="1.9207303077605379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Lada</text:p>
          </table:table-cell>
          <table:table-cell office:value-type="float" office:value="1783" table:style-name="ce26">
            <text:p>1 783</text:p>
          </table:table-cell>
          <table:table-cell office:value-type="float" office:value="3.42850359935256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Lamborghini</text:p>
          </table:table-cell>
          <table:table-cell office:value-type="float" office:value="494" table:style-name="ce26">
            <text:p>494</text:p>
          </table:table-cell>
          <table:table-cell office:value-type="float" office:value="9.2963346895610036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Lancia</text:p>
          </table:table-cell>
          <table:table-cell office:value-type="float" office:value="6508" table:style-name="ce26">
            <text:p>6 508</text:p>
          </table:table-cell>
          <table:table-cell office:value-type="float" office:value="0.12619198121986736" table:style-name="ce29">
            <text:p>0,1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Land Rover</text:p>
          </table:table-cell>
          <table:table-cell office:value-type="float" office:value="22627" table:style-name="ce26">
            <text:p>22 627</text:p>
          </table:table-cell>
          <table:table-cell office:value-type="float" office:value="0.43360486697694145" table:style-name="ce29">
            <text:p>0,4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Levc</text:p>
          </table:table-cell>
          <table:table-cell office:value-type="float" office:value="4" table:style-name="ce26">
            <text:p>4</text:p>
          </table:table-cell>
          <table:table-cell office:value-type="float" office:value="7.6829212310421514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Lexus</text:p>
          </table:table-cell>
          <table:table-cell office:value-type="float" office:value="5025" table:style-name="ce26">
            <text:p>5 025</text:p>
          </table:table-cell>
          <table:table-cell office:value-type="float" office:value="9.6113344600337325E-2" table:style-name="ce29">
            <text:p>0,1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Lincoln</text:p>
          </table:table-cell>
          <table:table-cell office:value-type="float" office:value="156" table:style-name="ce26">
            <text:p>156</text:p>
          </table:table-cell>
          <table:table-cell office:value-type="float" office:value="2.938717370873623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Lloyd</text:p>
          </table:table-cell>
          <table:table-cell office:value-type="float" office:value="69" table:style-name="ce26">
            <text:p>69</text:p>
          </table:table-cell>
          <table:table-cell office:value-type="float" office:value="1.3253039123547713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London Taxi International</text:p>
          </table:table-cell>
          <table:table-cell office:value-type="float" office:value="9" table:style-name="ce26">
            <text:p>9</text:p>
          </table:table-cell>
          <table:table-cell office:value-type="float" office:value="1.7286572769844842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Lotus</text:p>
          </table:table-cell>
          <table:table-cell office:value-type="float" office:value="782" table:style-name="ce26">
            <text:p>782</text:p>
          </table:table-cell>
          <table:table-cell office:value-type="float" office:value="1.5020111006687407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ahindra</text:p>
          </table:table-cell>
          <table:table-cell office:value-type="float" office:value="101" table:style-name="ce26">
            <text:p>101</text:p>
          </table:table-cell>
          <table:table-cell office:value-type="float" office:value="1.9399376108381434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AN</text:p>
          </table:table-cell>
          <table:table-cell office:value-type="float" office:value="113" table:style-name="ce26">
            <text:p>113</text:p>
          </table:table-cell>
          <table:table-cell office:value-type="float" office:value="2.0167668231485646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aserati</text:p>
          </table:table-cell>
          <table:table-cell office:value-type="float" office:value="1724" table:style-name="ce26">
            <text:p>1 724</text:p>
          </table:table-cell>
          <table:table-cell office:value-type="float" office:value="3.2902110171938018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atra</text:p>
          </table:table-cell>
          <table:table-cell office:value-type="float" office:value="47" table:style-name="ce26">
            <text:p>47</text:p>
          </table:table-cell>
          <table:table-cell office:value-type="float" office:value="9.0274324464745281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aybach</text:p>
          </table:table-cell>
          <table:table-cell office:value-type="float" office:value="7" table:style-name="ce26">
            <text:p>7</text:p>
          </table:table-cell>
          <table:table-cell office:value-type="float" office:value="1.3445112154323766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axus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azda</text:p>
          </table:table-cell>
          <table:table-cell office:value-type="float" office:value="148021" table:style-name="ce26">
            <text:p>148 021</text:p>
          </table:table-cell>
          <table:table-cell office:value-type="float" office:value="2.8382247611715918" table:style-name="ce29">
            <text:p>2,8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cLaren</text:p>
          </table:table-cell>
          <table:table-cell office:value-type="float" office:value="119" table:style-name="ce26">
            <text:p>119</text:p>
          </table:table-cell>
          <table:table-cell office:value-type="float" office:value="2.0935960354589865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ercedes</text:p>
          </table:table-cell>
          <table:table-cell office:value-type="float" office:value="307321" table:style-name="ce26">
            <text:p>307 321</text:p>
          </table:table-cell>
          <table:table-cell office:value-type="float" office:value="5.8829856523366741" table:style-name="ce29">
            <text:p>5,9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G</text:p>
          </table:table-cell>
          <table:table-cell office:value-type="float" office:value="7967" table:style-name="ce26">
            <text:p>7 967</text:p>
          </table:table-cell>
          <table:table-cell office:value-type="float" office:value="0.14486147981129976" table:style-name="ce29">
            <text:p>0,1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ia</text:p>
          </table:table-cell>
          <table:table-cell office:value-type="float" office:value="2" table:style-name="ce26">
            <text:p>2</text:p>
          </table:table-cell>
          <table:table-cell office:value-type="float" office:value="3.8414606155210757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INI</text:p>
          </table:table-cell>
          <table:table-cell office:value-type="float" office:value="38302" table:style-name="ce26">
            <text:p>38 302</text:p>
          </table:table-cell>
          <table:table-cell office:value-type="float" office:value="0.73343086801836144" table:style-name="ce29">
            <text:p>0,7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itsubishi</text:p>
          </table:table-cell>
          <table:table-cell office:value-type="float" office:value="52218" table:style-name="ce26">
            <text:p>52 218</text:p>
          </table:table-cell>
          <table:table-cell office:value-type="float" office:value="0.99975933249243765" table:style-name="ce29">
            <text:p>1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organ</text:p>
          </table:table-cell>
          <table:table-cell office:value-type="float" office:value="485" table:style-name="ce26">
            <text:p>485</text:p>
          </table:table-cell>
          <table:table-cell office:value-type="float" office:value="9.2387127803281871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orris</text:p>
          </table:table-cell>
          <table:table-cell office:value-type="float" office:value="225" table:style-name="ce26">
            <text:p>225</text:p>
          </table:table-cell>
          <table:table-cell office:value-type="float" office:value="4.340850495538816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Mosk-Autom-Fbr</text:p>
          </table:table-cell>
          <table:table-cell office:value-type="float" office:value="19" table:style-name="ce26">
            <text:p>19</text:p>
          </table:table-cell>
          <table:table-cell office:value-type="float" office:value="3.6493875847450221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Nilsson</text:p>
          </table:table-cell>
          <table:table-cell office:value-type="float" office:value="7" table:style-name="ce26">
            <text:p>7</text:p>
          </table:table-cell>
          <table:table-cell office:value-type="float" office:value="1.3445112154323766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Nio</text:p>
          </table:table-cell>
          <table:table-cell office:value-type="float" office:value="4" table:style-name="ce26">
            <text:p>4</text:p>
          </table:table-cell>
          <table:table-cell office:value-type="float" office:value="7.6829212310421514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Nissan</text:p>
          </table:table-cell>
          <table:table-cell office:value-type="float" office:value="75788" table:style-name="ce26">
            <text:p>75 788</text:p>
          </table:table-cell>
          <table:table-cell office:value-type="float" office:value="1.4585065591979645" table:style-name="ce29">
            <text:p>1,5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NSU</text:p>
          </table:table-cell>
          <table:table-cell office:value-type="float" office:value="255" table:style-name="ce26">
            <text:p>255</text:p>
          </table:table-cell>
          <table:table-cell office:value-type="float" office:value="4.9170695878669769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NSU-Fiat</text:p>
          </table:table-cell>
          <table:table-cell office:value-type="float" office:value="4" table:style-name="ce26">
            <text:p>4</text:p>
          </table:table-cell>
          <table:table-cell office:value-type="float" office:value="7.6829212310421514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OEAF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Oldsmobile</text:p>
          </table:table-cell>
          <table:table-cell office:value-type="float" office:value="186" table:style-name="ce26">
            <text:p>186</text:p>
          </table:table-cell>
          <table:table-cell office:value-type="float" office:value="3.495729160124179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Opel</text:p>
          </table:table-cell>
          <table:table-cell office:value-type="float" office:value="253237" table:style-name="ce26">
            <text:p>253 237</text:p>
          </table:table-cell>
          <table:table-cell office:value-type="float" office:value="4.8699156588114558" table:style-name="ce29">
            <text:p>4,9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Panhard</text:p>
          </table:table-cell>
          <table:table-cell office:value-type="float" office:value="9" table:style-name="ce26">
            <text:p>9</text:p>
          </table:table-cell>
          <table:table-cell office:value-type="float" office:value="1.7286572769844842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Perl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Peugeot</text:p>
          </table:table-cell>
          <table:table-cell office:value-type="float" office:value="165357" table:style-name="ce26">
            <text:p>165 357</text:p>
          </table:table-cell>
          <table:table-cell office:value-type="float" office:value="3.1770223801574731" table:style-name="ce29">
            <text:p>3,2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Piaggio</text:p>
          </table:table-cell>
          <table:table-cell office:value-type="float" office:value="5" table:style-name="ce26">
            <text:p>5</text:p>
          </table:table-cell>
          <table:table-cell office:value-type="float" office:value="9.6036515388026893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Plymouth</text:p>
          </table:table-cell>
          <table:table-cell office:value-type="float" office:value="175" table:style-name="ce26">
            <text:p>175</text:p>
          </table:table-cell>
          <table:table-cell office:value-type="float" office:value="3.2652415231929147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Polestar</text:p>
          </table:table-cell>
          <table:table-cell office:value-type="float" office:value="1601" table:style-name="ce26">
            <text:p>1 601</text:p>
          </table:table-cell>
          <table:table-cell office:value-type="float" office:value="2.9252722587192994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Pontiac</text:p>
          </table:table-cell>
          <table:table-cell office:value-type="float" office:value="1137" table:style-name="ce26">
            <text:p>1 137</text:p>
          </table:table-cell>
          <table:table-cell office:value-type="float" office:value="2.1800288993082107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Porsche</text:p>
          </table:table-cell>
          <table:table-cell office:value-type="float" office:value="35190" table:style-name="ce26">
            <text:p>35 190</text:p>
          </table:table-cell>
          <table:table-cell office:value-type="float" office:value="0.67242847344388668" table:style-name="ce29">
            <text:p>0,7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Praga</text:p>
          </table:table-cell>
          <table:table-cell office:value-type="float" office:value="15" table:style-name="ce26">
            <text:p>15</text:p>
          </table:table-cell>
          <table:table-cell office:value-type="float" office:value="2.6890224308647533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Puch</text:p>
          </table:table-cell>
          <table:table-cell office:value-type="float" office:value="1597" table:style-name="ce26">
            <text:p>1 597</text:p>
          </table:table-cell>
          <table:table-cell office:value-type="float" office:value="3.0693270318013395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Reliant</text:p>
          </table:table-cell>
          <table:table-cell office:value-type="float" office:value="8" table:style-name="ce26">
            <text:p>8</text:p>
          </table:table-cell>
          <table:table-cell office:value-type="float" office:value="1.5365842462084303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Renault</text:p>
          </table:table-cell>
          <table:table-cell office:value-type="float" office:value="202466" table:style-name="ce26">
            <text:p>202 466</text:p>
          </table:table-cell>
          <table:table-cell office:value-type="float" office:value="3.8864249120257499" table:style-name="ce29">
            <text:p>3,9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Riley</text:p>
          </table:table-cell>
          <table:table-cell office:value-type="float" office:value="36" table:style-name="ce26">
            <text:p>36</text:p>
          </table:table-cell>
          <table:table-cell office:value-type="float" office:value="6.9146291079379368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Rolls Royce</text:p>
          </table:table-cell>
          <table:table-cell office:value-type="float" office:value="460" table:style-name="ce26">
            <text:p>460</text:p>
          </table:table-cell>
          <table:table-cell office:value-type="float" office:value="8.7969448095432633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Rover</text:p>
          </table:table-cell>
          <table:table-cell office:value-type="float" office:value="3800" table:style-name="ce26">
            <text:p>3 800</text:p>
          </table:table-cell>
          <table:table-cell office:value-type="float" office:value="7.2776471361046785E-2" table:style-name="ce29">
            <text:p>0,1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aab</text:p>
          </table:table-cell>
          <table:table-cell office:value-type="float" office:value="3583" table:style-name="ce26">
            <text:p>3 583</text:p>
          </table:table-cell>
          <table:table-cell office:value-type="float" office:value="6.9011839957836121E-2" table:style-name="ce29">
            <text:p>0,1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antana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aturn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aurer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AS</text:p>
          </table:table-cell>
          <table:table-cell office:value-type="float" office:value="3" table:style-name="ce26">
            <text:p>3</text:p>
          </table:table-cell>
          <table:table-cell office:value-type="float" office:value="5.7621909232816136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eat</text:p>
          </table:table-cell>
          <table:table-cell office:value-type="float" office:value="231160" table:style-name="ce26">
            <text:p>231 160</text:p>
          </table:table-cell>
          <table:table-cell office:value-type="float" office:value="4.4261309212033835" table:style-name="ce29">
            <text:p>4,4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ecma</text:p>
          </table:table-cell>
          <table:table-cell office:value-type="float" office:value="3" table:style-name="ce26">
            <text:p>3</text:p>
          </table:table-cell>
          <table:table-cell office:value-type="float" office:value="5.7621909232816136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eres</text:p>
          </table:table-cell>
          <table:table-cell office:value-type="float" office:value="2" table:style-name="ce26">
            <text:p>2</text:p>
          </table:table-cell>
          <table:table-cell office:value-type="float" office:value="3.8414606155210757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imca</text:p>
          </table:table-cell>
          <table:table-cell office:value-type="float" office:value="57" table:style-name="ce26">
            <text:p>57</text:p>
          </table:table-cell>
          <table:table-cell office:value-type="float" office:value="1.114023578501112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koda</text:p>
          </table:table-cell>
          <table:table-cell office:value-type="float" office:value="355807" table:style-name="ce26">
            <text:p>355 807</text:p>
          </table:table-cell>
          <table:table-cell office:value-type="float" office:value="6.8080861977664595" table:style-name="ce29">
            <text:p>6,8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kywell</text:p>
          </table:table-cell>
          <table:table-cell office:value-type="float" office:value="37" table:style-name="ce26">
            <text:p>37</text:p>
          </table:table-cell>
          <table:table-cell office:value-type="float" office:value="6.5304830463858295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mart</text:p>
          </table:table-cell>
          <table:table-cell office:value-type="float" office:value="17280" table:style-name="ce26">
            <text:p>17 280</text:p>
          </table:table-cell>
          <table:table-cell office:value-type="float" office:value="0.3324976235764267" table:style-name="ce29">
            <text:p>0,3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sang-Yong</text:p>
          </table:table-cell>
          <table:table-cell office:value-type="float" office:value="1750" table:style-name="ce26">
            <text:p>1 750</text:p>
          </table:table-cell>
          <table:table-cell office:value-type="float" office:value="3.3439914658110963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tandard</text:p>
          </table:table-cell>
          <table:table-cell office:value-type="float" office:value="4" table:style-name="ce26">
            <text:p>4</text:p>
          </table:table-cell>
          <table:table-cell office:value-type="float" office:value="7.6829212310421514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teyr</text:p>
          </table:table-cell>
          <table:table-cell office:value-type="float" office:value="160" table:style-name="ce26">
            <text:p>160</text:p>
          </table:table-cell>
          <table:table-cell office:value-type="float" office:value="3.0539611893392552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teyr Puch</text:p>
          </table:table-cell>
          <table:table-cell office:value-type="float" office:value="5001" table:style-name="ce26">
            <text:p>5 001</text:p>
          </table:table-cell>
          <table:table-cell office:value-type="float" office:value="9.5671576629552391E-2" table:style-name="ce29">
            <text:p>0,1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teyr Fiat</text:p>
          </table:table-cell>
          <table:table-cell office:value-type="float" office:value="293" table:style-name="ce26">
            <text:p>293</text:p>
          </table:table-cell>
          <table:table-cell office:value-type="float" office:value="5.6469471048159817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toewer</text:p>
          </table:table-cell>
          <table:table-cell office:value-type="float" office:value="3" table:style-name="ce26">
            <text:p>3</text:p>
          </table:table-cell>
          <table:table-cell office:value-type="float" office:value="5.7621909232816136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tudebaker</text:p>
          </table:table-cell>
          <table:table-cell office:value-type="float" office:value="15" table:style-name="ce26">
            <text:p>15</text:p>
          </table:table-cell>
          <table:table-cell office:value-type="float" office:value="2.6890224308647533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ubaru</text:p>
          </table:table-cell>
          <table:table-cell office:value-type="float" office:value="14114" table:style-name="ce26">
            <text:p>14 114</text:p>
          </table:table-cell>
          <table:table-cell office:value-type="float" office:value="0.27214827730659064" table:style-name="ce29">
            <text:p>0,3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uzuki</text:p>
          </table:table-cell>
          <table:table-cell office:value-type="float" office:value="111563" table:style-name="ce26">
            <text:p>111 563</text:p>
          </table:table-cell>
          <table:table-cell office:value-type="float" office:value="2.1318185685834212" table:style-name="ce29">
            <text:p>2,1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Talbot</text:p>
          </table:table-cell>
          <table:table-cell office:value-type="float" office:value="281" table:style-name="ce26">
            <text:p>281</text:p>
          </table:table-cell>
          <table:table-cell office:value-type="float" office:value="5.3972521648071115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Talbot-Sunbeam</text:p>
          </table:table-cell>
          <table:table-cell office:value-type="float" office:value="15" table:style-name="ce26">
            <text:p>15</text:p>
          </table:table-cell>
          <table:table-cell office:value-type="float" office:value="2.8810954616408069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Tata</text:p>
          </table:table-cell>
          <table:table-cell office:value-type="float" office:value="39" table:style-name="ce26">
            <text:p>39</text:p>
          </table:table-cell>
          <table:table-cell office:value-type="float" office:value="7.4908482002660978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Tatra</text:p>
          </table:table-cell>
          <table:table-cell office:value-type="float" office:value="75" table:style-name="ce26">
            <text:p>75</text:p>
          </table:table-cell>
          <table:table-cell office:value-type="float" office:value="1.4405477308204035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Tempo WKE</text:p>
          </table:table-cell>
          <table:table-cell office:value-type="float" office:value="1" table:style-name="ce26">
            <text:p>1</text:p>
          </table:table-cell>
          <table:table-cell office:value-type="float" office:value="1.9207303077605379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Tesla</text:p>
          </table:table-cell>
          <table:table-cell office:value-type="float" office:value="31156" table:style-name="ce26">
            <text:p>31 156</text:p>
          </table:table-cell>
          <table:table-cell office:value-type="float" office:value="0.58177000291758929" table:style-name="ce29">
            <text:p>0,6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Think</text:p>
          </table:table-cell>
          <table:table-cell office:value-type="float" office:value="21" table:style-name="ce26">
            <text:p>21</text:p>
          </table:table-cell>
          <table:table-cell office:value-type="float" office:value="4.0335336462971299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Toyota</text:p>
          </table:table-cell>
          <table:table-cell office:value-type="float" office:value="154137" table:style-name="ce26">
            <text:p>154 137</text:p>
          </table:table-cell>
          <table:table-cell office:value-type="float" office:value="2.9562728458865544" table:style-name="ce29">
            <text:p>3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Triumph</text:p>
          </table:table-cell>
          <table:table-cell office:value-type="float" office:value="1666" table:style-name="ce26">
            <text:p>1 666</text:p>
          </table:table-cell>
          <table:table-cell office:value-type="float" office:value="3.1960952321135348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Unic</text:p>
          </table:table-cell>
          <table:table-cell office:value-type="float" office:value="2" table:style-name="ce26">
            <text:p>2</text:p>
          </table:table-cell>
          <table:table-cell office:value-type="float" office:value="3.8414606155210757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Vauxhall</text:p>
          </table:table-cell>
          <table:table-cell office:value-type="float" office:value="118" table:style-name="ce26">
            <text:p>118</text:p>
          </table:table-cell>
          <table:table-cell office:value-type="float" office:value="2.2472544600798294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Volvo</text:p>
          </table:table-cell>
          <table:table-cell office:value-type="float" office:value="70442" table:style-name="ce26">
            <text:p>70 442</text:p>
          </table:table-cell>
          <table:table-cell office:value-type="float" office:value="1.3462206654062834" table:style-name="ce29">
            <text:p>1,3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VW</text:p>
          </table:table-cell>
          <table:table-cell office:value-type="float" office:value="1035140" table:style-name="ce26">
            <text:p>1 035 140</text:p>
          </table:table-cell>
          <table:table-cell office:value-type="float" office:value="19.84287273644334" table:style-name="ce29">
            <text:p>19,8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Wanderer</text:p>
          </table:table-cell>
          <table:table-cell office:value-type="float" office:value="11" table:style-name="ce26">
            <text:p>11</text:p>
          </table:table-cell>
          <table:table-cell office:value-type="float" office:value="2.1128033385365918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White</text:p>
          </table:table-cell>
          <table:table-cell office:value-type="float" office:value="2" table:style-name="ce26">
            <text:p>2</text:p>
          </table:table-cell>
          <table:table-cell office:value-type="float" office:value="3.8414606155210757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Wiesmann</text:p>
          </table:table-cell>
          <table:table-cell office:value-type="float" office:value="23" table:style-name="ce26">
            <text:p>23</text:p>
          </table:table-cell>
          <table:table-cell office:value-type="float" office:value="4.6097527386252909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Wolseley</text:p>
          </table:table-cell>
          <table:table-cell office:value-type="float" office:value="15" table:style-name="ce26">
            <text:p>15</text:p>
          </table:table-cell>
          <table:table-cell office:value-type="float" office:value="2.8810954616408069E-4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Zagato</text:p>
          </table:table-cell>
          <table:table-cell office:value-type="float" office:value="4" table:style-name="ce26">
            <text:p>4</text:p>
          </table:table-cell>
          <table:table-cell office:value-type="float" office:value="7.6829212310421514E-5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Zastava</text:p>
          </table:table-cell>
          <table:table-cell office:value-type="float" office:value="131" table:style-name="ce26">
            <text:p>131</text:p>
          </table:table-cell>
          <table:table-cell office:value-type="float" office:value="2.5545713093215153E-3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5">
            <text:p>Sonstige Pkw</text:p>
          </table:table-cell>
          <table:table-cell office:value-type="float" office:value="1428" table:style-name="ce26">
            <text:p>1 428</text:p>
          </table:table-cell>
          <table:table-cell office:value-type="float" office:value="2.7485650704053299E-2" table:style-name="ce29">
            <text:p>0,0</text:p>
          </table:table-cell>
          <table:table-cell table:style-name="ce25"/>
          <table:table-cell table:number-columns-repeated="16380" table:style-name="ce1"/>
        </table:table-row>
        <table:table-row table:style-name="ro3">
          <table:table-cell office:value-type="string" table:style-name="ce31">
            <text:p>Pkw insgesamt</text:p>
          </table:table-cell>
          <table:table-cell office:value-type="float" office:value="5220014" table:style-name="ce32">
            <text:p>5 220 014</text:p>
          </table:table-cell>
          <table:table-cell office:value-type="float" office:value="100" table:style-name="ce33">
            <text:p>100,0</text:p>
          </table:table-cell>
          <table:table-cell table:style-name="ce25"/>
          <table:table-cell table:style-name="ce1"/>
          <table:table-cell table:style-name="ce36"/>
          <table:table-cell table:number-columns-repeated="16378" table:style-name="ce1"/>
        </table:table-row>
        <table:table-row table:style-name="ro3">
          <table:table-cell office:value-type="string" table:number-columns-spanned="3" table:number-rows-spanned="1" table:style-name="ce21">
            <text:p>Q: STATISTIK AUSTRIA, Kfz-Statistik. – Rundungsdifferenzen nicht ausgeglichen.<text:s/></text:p>
          </table:table-cell>
          <table:covered-table-cell table:number-columns-repeated="2"/>
          <table:table-cell table:style-name="ce34"/>
          <table:table-cell table:number-columns-repeated="16380" table:style-name="ce15"/>
        </table:table-row>
        <table:table-row table:number-rows-repeated="3" table:style-name="ro3">
          <table:table-cell table:number-columns-repeated="3" table:style-name="ce10"/>
          <table:table-cell table:style-name="ce25"/>
          <table:table-cell table:number-columns-repeated="16380" table:style-name="ce1"/>
        </table:table-row>
        <table:table-row table:number-rows-repeated="4" table:style-name="ro3">
          <table:table-cell table:number-columns-repeated="3" table:style-name="ce10"/>
          <table:table-cell table:style-name="ce25"/>
          <table:table-cell table:number-columns-repeated="2" table:style-name="ce10"/>
          <table:table-cell table:number-columns-repeated="16378" table:style-name="ce1"/>
        </table:table-row>
        <table:table-row table:number-rows-repeated="1048376" table:style-name="ro6">
          <table:table-cell table:number-columns-repeated="16384"/>
        </table:table-row>
        <table:named-expressions>
          <table:named-range table:name="Print_Titles" table:cell-range-address="Pkw.$A$16:Pkw.$XFD$17" table:base-cell-address="Pkw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Dezimal_32_2" style:display-name="Dezimal 2" style:family="table-cell" style:data-style-name="N38"/>
    <style:style style:name="Komma" style:family="table-cell" style:data-style-name="N38"/>
    <style:style style:name="Prozent_32_2" style:display-name="Prozent 2" style:family="table-cell" style:data-style-name="N13"/>
    <style:style style:name="Prozent_32_3" style:display-name="Prozent 3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32_4" style:display-name="Standard 4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andard_Tabellen_KfZ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Style5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.393700787401575in" fo:margin-right="0.393700787401575in" fo:margin-bottom="0in"/>
      </style:header-style>
      <style:footer-style>
        <style:header-footer-properties fo:min-height="0.393700787401575in" fo:margin-left="0.393700787401575in" fo:margin-right="0.39370078740157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Renate.Pessl@statistik.gv.at</meta:initial-creator>
    <dc:creator>FISCHER Gerda</dc:creator>
    <meta:creation-date>2012-02-20T11:34:22Z</meta:creation-date>
    <dc:date>2024-07-11T11:41:17Z</dc:date>
    <meta:print-date>2022-05-30T21:18:26Z</meta:print-date>
    <meta:editing-duration>PT0S</meta:editing-duration>
    <meta:user-defined meta:name="_NewReviewCycle"/>
    <meta:user-defined meta:name="_EmailSubject">Internettabellen - Vorläufige Ergebnisse - Fahrzeugbestand am 31. Juli 2020</meta:user-defined>
    <meta:user-defined meta:name="_AuthorEmail">Gerda.FISCHER@statistik.gv.at</meta:user-defined>
    <meta:user-defined meta:name="_AuthorEmailDisplayName">FISCHER Gerda</meta:user-defined>
    <meta:user-defined meta:name="_ReviewingToolsShownOnce"/>
  </office:meta>
</office:document-meta>
</file>